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c5" officeooo:paragraph-rsid="000556c5"/>
    </style:style>
    <style:style style:name="P2" style:family="paragraph" style:parent-style-name="Standard" style:list-style-name="L1">
      <style:text-properties officeooo:rsid="000556c5" officeooo:paragraph-rsid="000556c5"/>
    </style:style>
    <style:style style:name="P3" style:family="paragraph" style:parent-style-name="Standard" style:list-style-name="L2">
      <style:text-properties officeooo:rsid="000556c5" officeooo:paragraph-rsid="000556c5"/>
    </style:style>
    <style:style style:name="P4" style:family="paragraph" style:parent-style-name="Standard">
      <style:text-properties fo:font-weight="bold" officeooo:rsid="000556c5" officeooo:paragraph-rsid="000556c5" style:font-weight-asian="bold" style:font-weight-complex="bold"/>
    </style:style>
    <style:style style:name="P5" style:family="paragraph" style:parent-style-name="Standard" style:list-style-name="L3">
      <style:text-properties officeooo:rsid="00059cb0" officeooo:paragraph-rsid="00059cb0"/>
    </style:style>
    <style:style style:name="P6" style:family="paragraph" style:parent-style-name="Standard" style:list-style-name="L4">
      <style:text-properties officeooo:rsid="00059cb0" officeooo:paragraph-rsid="00059cb0"/>
    </style:style>
    <style:style style:name="P7" style:family="paragraph" style:parent-style-name="Standard" style:list-style-name="L5">
      <style:text-properties officeooo:rsid="00059cb0" officeooo:paragraph-rsid="00059cb0"/>
    </style:style>
    <style:style style:name="P8" style:family="paragraph" style:parent-style-name="Standard" style:list-style-name="L6">
      <style:text-properties officeooo:rsid="00069a40" officeooo:paragraph-rsid="00069a40"/>
    </style:style>
    <style:style style:name="P9" style:family="paragraph" style:parent-style-name="Standard" style:list-style-name="L7">
      <style:text-properties officeooo:rsid="00069a40" officeooo:paragraph-rsid="00069a40"/>
    </style:style>
    <style:style style:name="P10" style:family="paragraph" style:parent-style-name="Standard" style:list-style-name="L9">
      <style:text-properties officeooo:rsid="00082f4f" officeooo:paragraph-rsid="00082f4f"/>
    </style:style>
    <style:style style:name="P11" style:family="paragraph" style:parent-style-name="Standard" style:list-style-name="L10">
      <style:text-properties officeooo:rsid="0008f1e2" officeooo:paragraph-rsid="0008f1e2"/>
    </style:style>
    <style:style style:name="P12" style:family="paragraph" style:parent-style-name="Standard" style:list-style-name="L11">
      <style:text-properties officeooo:rsid="0008f1e2" officeooo:paragraph-rsid="0008f1e2"/>
    </style:style>
    <style:style style:name="P13" style:family="paragraph" style:parent-style-name="Standard" style:list-style-name="L12">
      <style:text-properties officeooo:rsid="0008f1e2" officeooo:paragraph-rsid="0008f1e2"/>
    </style:style>
    <style:style style:name="P14" style:family="paragraph" style:parent-style-name="Standard" style:list-style-name="L13">
      <style:text-properties officeooo:rsid="000a9f23" officeooo:paragraph-rsid="000a9f23"/>
    </style:style>
    <style:style style:name="P15" style:family="paragraph" style:parent-style-name="Standard" style:list-style-name="L14">
      <style:text-properties officeooo:rsid="000a9f23" officeooo:paragraph-rsid="000a9f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f4f"/>
    </style:style>
    <style:style style:name="T3" style:family="text">
      <style:text-properties officeooo:rsid="000a9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1. ¿Cómo definirías un “proceso”?<text:tab/></text:p>
      <text:p text:style-name="P1"/>
      <text:list xml:id="list4334595431677607292" text:style-name="L1">
        <text:list-item>
          <text:p text:style-name="P2">Es la actividad <text:s/>que se caracteriza por la ejecución de las instrucciónes</text:p>
        </text:list-item>
      </text:list>
      <text:p text:style-name="P1"/>
      <text:p text:style-name="P1"><text:span text:style-name="T1">P2. ¿En qué consiste<text:tab/>la programación multiproceso?</text:span><text:tab/></text:p>
      <text:p text:style-name="P1"/>
      <text:list xml:id="list5884394696040628552" text:style-name="L3">
        <text:list-item>
          <text:p text:style-name="P5">Es usar varios procesos que ocurren en un mismo sistema donde comparten los recursos del sistema</text:p>
        </text:list-item>
      </text:list>
      <text:list xml:id="list8102879048222624961" text:style-name="L2">
        <text:list-header>
          <text:p text:style-name="P3"/>
        </text:list-header>
      </text:list>
      <text:p text:style-name="P1"><text:span text:style-name="T1">P3. ¿Qué es el <text:s/>BCP (Bloque de control de proceso)?</text:span><text:tab/></text:p>
      <text:p text:style-name="P1"/>
      <text:list xml:id="list6817462545355273187" text:style-name="L4">
        <text:list-item>
          <text:p text:style-name="P6">Es la información que necesita para conocer un proceso. Esta información la crea cada vez que hace un proceso y cuando termina este lo borra.</text:p>
        </text:list-item>
      </text:list>
      <text:p text:style-name="P1"/>
      <text:p text:style-name="P1"><text:span text:style-name="T1">P4. Con el comando “ps” ¿qué información obtenemos?</text:span><text:tab/></text:p>
      <text:p text:style-name="P1"/>
      <text:list xml:id="list858659022335482719" text:style-name="L5">
        <text:list-item>
          <text:p text:style-name="P7">Es un comando donde visualiza el estado del proceso.</text:p>
        </text:list-item>
      </text:list>
      <text:p text:style-name="P1"/>
      <text:p text:style-name="P1"><text:span text:style-name="T1">P5. Indica los<text:tab/>diferente estados de un proceso.</text:span><text:tab/><text:tab/></text:p>
      <text:p text:style-name="P1"/>
      <text:list xml:id="list7559760119509758962" text:style-name="L6">
        <text:list-item>
          <text:p text:style-name="P8"><text:span text:style-name="T1">Ejecución : </text:span>Es el proceso que esta haciendo el procesador, el número de procesos depende de los procesadores que tengas disponibles.</text:p>
          <text:p text:style-name="P8"/>
        </text:list-item>
        <text:list-item>
          <text:p text:style-name="P8"><text:span text:style-name="T1">Listo: </text:span>Este ha terminado para dar los recursos a otro proceso. </text:p>
          <text:p text:style-name="P8"/>
        </text:list-item>
        <text:list-item>
          <text:p text:style-name="P8"><text:span text:style-name="T1">Bloqueado: </text:span>este no puede estar activo hacer que no reciba de un evento externo a este.</text:p>
        </text:list-item>
      </text:list>
      <text:p text:style-name="P1"/>
      <text:p text:style-name="P1">P6. ¿Para qué<text:tab/>sirve la<text:tab/> función fork(<text:tab/>)? Añade algún ejemplo en el<text:tab/>que la utilices.<text:tab/></text:p>
      <text:p text:style-name="P1"/>
      <text:list xml:id="list5741019321718898115" text:style-name="L7">
        <text:list-item>
          <text:p text:style-name="P9">Es una función que sirve para copiar el proceso, eso quiere decir que duplica toda las variables, <text:span text:style-name="T2">las funciones entre otros datos </text:span>del anterior proceso. <text:span text:style-name="T2">Como ejemplo el proceso padre coge el pid (identificador de proceso) del hijo, pero en el proceso del hijo el pid será 0 esto lo que usamos para distinguir entre ellos. </text:span></text:p>
        </text:list-item>
      </text:list>
      <text:p text:style-name="P1"/>
      <text:p text:style-name="P1">P7. ¿Qué formas de comunicación entre procesos existen?<text:tab/>Explicalas brevemente.<text:tab/></text:p>
      <text:p text:style-name="P1"/>
      <text:list xml:id="list86455270196047843" text:style-name="L9">
        <text:list-item>
          <text:p text:style-name="P10">La comunicación entre procesos puede ser: síncrona o asíncrona donde quien envía esta bloqueado hasta que llegue la respuesta o cuando sigue su ejecución después de enviar el mensaje, también tenemos directa o indirecta donde los nombres primitivos enviar o recibir explicitan el nombre del proceso o donde la comunicación esta basada en una herramienta donde el emisor y receptor están a distancia.</text:p>
          <text:p text:style-name="P10"/>
        </text:list-item>
      </text:list>
      <text:p text:style-name="P1"/>
      <text:p text:style-name="P1">P8. Explica qué es la programación concurrente.<text:tab/></text:p>
      <text:p text:style-name="P1"/>
      <text:list xml:id="list8221646794690937590" text:style-name="L10">
        <text:list-item>
          <text:p text:style-name="P11">Es cuando del ordenador esta ejecutando múltiples tareas simultáneamente con solo una unidad de proceso.</text:p>
        </text:list-item>
      </text:list>
      <text:p text:style-name="P1"/>
      <text:p text:style-name="P1">P9. ¿Qué beneficios<text:tab/>aporta<text:tab/>la programación concurrente?<text:tab/></text:p>
      <text:p text:style-name="P1"/>
      <text:list xml:id="list6857275894912401491" text:style-name="L11">
        <text:list-item>
          <text:p text:style-name="P12">Es un modelo más simple.</text:p>
        </text:list-item>
        <text:list-item>
          <text:p text:style-name="P12"><text:soft-page-break/>Escatima los recursos que usa el ordenador</text:p>
        </text:list-item>
        <text:list-item>
          <text:p text:style-name="P12">Reduce el tiempo de ejecución .</text:p>
        </text:list-item>
        <text:list-item>
          <text:p text:style-name="P12">Simplifica la comprensión.</text:p>
        </text:list-item>
      </text:list>
      <text:p text:style-name="P1"/>
      <text:p text:style-name="P1">P10. Explica qué es la <text:s/>programación paralela.<text:tab/></text:p>
      <text:p text:style-name="P1"/>
      <text:list xml:id="list7169431539768956573" text:style-name="L12">
        <text:list-item>
          <text:p text:style-name="P13">Es <text:span text:style-name="T3">cuando varias instrucciones se ejecutan a la vez así puede dividir los problemas grandes en problemas más pequeños y así facilitar resolverlos más fácilmente además las instrucciones se ejecutan en diferentes procesadores. </text:span></text:p>
        </text:list-item>
      </text:list>
      <text:p text:style-name="P1"/>
      <text:p text:style-name="P1">P11. Indica cuáles son las <text:s/>ventajas e inconvenientes de <text:s/>la programación paralela.<text:tab/><text:tab/> </text:p>
      <text:p text:style-name="P1"/>
      <text:list xml:id="list4281715055387988278" text:style-name="L13">
        <text:list-item>
          <text:p text:style-name="P14">Ventajas: Resuelve los problemas más fácilmente y se puede resolver estos en un tiempo más rápidamente, ejecuta el código mas rápidamente, permite varias instrucciones simultáneamente.</text:p>
          <text:p text:style-name="P14"/>
        </text:list-item>
        <text:list-item>
          <text:p text:style-name="P14">Inconvenientes: Llegan en condición de carrera en el cual se resuelve dependiendo del orden en el que ha llegado debido a esto no pueden sincronizarse correctamente y esto puede producir una corrupción de datos. </text:p>
        </text:list-item>
      </text:list>
      <text:p text:style-name="P1"/>
      <text:p text:style-name="P1">P12. Explica qué es la programación <text:s/>distribuida.<text:tab/></text:p>
      <text:p text:style-name="P1"/>
      <text:list xml:id="list5856274241192399263" text:style-name="L14">
        <text:list-item>
          <text:p text:style-name="P15">Este esta destinado a desarrollar sistemas abiertos, transparentes y tolerantes a fallos para conseguir que cualquier lenguaje de programación sirva para cualquier orden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8:39:06.705233045</meta:creation-date>
    <meta:generator>LibreOffice/5.1.6.2$Linux_X86_64 LibreOffice_project/10m0$Build-2</meta:generator>
    <dc:date>2019-09-12T09:44:26.371287921</dc:date>
    <meta:editing-duration>PT9M20S</meta:editing-duration>
    <meta:editing-cycles>1</meta:editing-cycles>
    <meta:document-statistic meta:table-count="0" meta:image-count="0" meta:object-count="0" meta:page-count="2" meta:paragraph-count="35" meta:word-count="507" meta:character-count="3098" meta:non-whitespace-character-count="2618"/>
  </office:meta>
</office:document-meta>
</file>